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/>
    <style:font-face style:name="Arial Unicode MS2" svg:font-family="'Arial Unicode MS'" style:font-family-generic="swiss"/>
    <style:font-face style:name="MS  Pゴシック" svg:font-family="'MS  Pゴシック'" style:font-family-generic="swiss"/>
    <style:font-face style:name="MSPゴシック" svg:font-family="MSPゴシック" style:font-family-generic="swiss"/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Monaco" svg:font-family="Monaco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1" svg:font-family="MSPゴシック" style:font-family-generic="swiss" style:font-pitch="variable"/>
    <style:font-face style:name="ＭＳ Ｐゴシック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>
      <style:text-properties style:font-name="MSPゴシック" fo:font-size="10pt" style:font-name-asian="MSPゴシック" style:font-size-asian="10pt" style:font-size-complex="10pt"/>
    </style:style>
    <style:style style:name="P3" style:family="paragraph">
      <style:paragraph-properties fo:text-align="center"/>
      <style:text-properties fo:font-size="12pt"/>
    </style:style>
    <style:style style:name="P4" style:family="paragraph">
      <style:paragraph-properties fo:text-align="center"/>
    </style:style>
    <style:style style:name="P5" style:family="paragraph">
      <style:paragraph-properties fo:text-align="center" style:text-autospace="none"/>
      <style:text-properties style:font-name="ＭＳ Ｐゴシック" fo:font-size="9pt" style:font-name-asian="Monaco1" style:font-size-asian="9pt" style:font-name-complex="Monaco1" style:font-size-complex="9pt"/>
    </style:style>
    <style:style style:name="P6" style:family="paragraph">
      <style:paragraph-properties fo:text-align="center"/>
      <style:text-properties fo:font-size="10pt" style:font-name-asian="ＭＳ Ｐゴシック1" style:font-size-asian="10pt" style:font-size-complex="10pt"/>
    </style:style>
    <style:style style:name="P7" style:family="paragraph">
      <style:paragraph-properties fo:text-align="center"/>
      <style:text-properties fo:font-size="9pt" style:font-name-asian="ＭＳ Ｐゴシック1" style:font-size-asian="9pt" style:font-size-complex="9pt"/>
    </style:style>
    <style:style style:name="P8" style:family="paragraph">
      <style:paragraph-properties fo:text-align="center"/>
      <style:text-properties style:font-name="ＭＳ Ｐゴシック" fo:font-size="12pt"/>
    </style:style>
    <style:style style:name="P9" style:family="paragraph">
      <style:paragraph-properties fo:text-align="center"/>
      <style:text-properties style:font-name="MS  Pゴシック" fo:font-size="9pt" style:font-name-asian="MS  Pゴシック" style:font-size-asian="9pt" style:font-size-complex="9pt"/>
    </style:style>
    <style:style style:name="P10" style:family="paragraph">
      <style:paragraph-properties fo:text-align="center" style:text-autospace="none"/>
      <style:text-properties style:font-name="ＭＳ Ｐゴシック1" fo:font-size="9pt" style:font-name-asian="Monaco1" style:font-size-asian="9pt" style:font-name-complex="Monaco1" style:font-size-complex="9pt"/>
    </style:style>
    <style:style style:name="P11" style:family="paragraph">
      <style:paragraph-properties fo:text-align="center"/>
      <style:text-properties style:font-name="F" fo:font-size="9pt" style:font-name-asian="F" style:font-size-asian="9pt" style:font-size-complex="9pt"/>
    </style:style>
    <style:style style:name="P12" style:family="paragraph">
      <style:paragraph-properties fo:text-align="center"/>
      <style:text-properties style:font-name="MS  Pゴシック" fo:font-size="10pt" style:font-name-asian="ＭＳ Ｐゴシック1" style:font-size-asian="10pt" style:font-size-complex="10pt"/>
    </style:style>
    <style:style style:name="P13" style:family="paragraph">
      <style:paragraph-properties fo:text-align="center"/>
      <style:text-properties style:font-name="MS  Pゴシック" fo:font-size="9pt" style:font-name-asian="ＭＳ Ｐゴシック1" style:font-size-asian="9pt" style:font-size-complex="9pt"/>
    </style:style>
    <style:style style:name="P14" style:family="paragraph">
      <style:paragraph-properties fo:text-align="center"/>
      <style:text-properties style:font-name="F" fo:font-size="10pt" style:font-name-asian="ＭＳ Ｐゴシック1" style:font-size-asian="10pt" style:font-size-complex="10pt"/>
    </style:style>
    <style:style style:name="T1" style:family="text">
      <style:text-properties style:font-name="MSPゴシック" fo:font-size="10pt" style:font-name-asian="MSPゴシック" style:font-size-asian="10pt" style:font-size-complex="10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style:font-name="ＭＳ Ｐゴシック" fo:font-size="12pt"/>
    </style:style>
    <style:style style:name="T4" style:family="text">
      <style:text-properties style:font-name="MS  Pゴシック" fo:font-size="9pt" style:font-name-asian="MS  Pゴシック" style:font-size-asian="9pt" style:font-size-complex="9pt"/>
    </style:style>
    <style:style style:name="T5" style:family="text">
      <style:text-properties fo:font-size="9pt" style:font-name-asian="ＭＳ Ｐゴシック1" style:font-size-asian="9pt" style:font-size-complex="9pt"/>
    </style:style>
    <style:style style:name="T6" style:family="text">
      <style:text-properties style:font-name="MS  Pゴシック" fo:font-size="9pt" style:font-name-asian="ＭＳ Ｐゴシック1" style:font-size-asian="9pt" style:font-size-complex="9pt"/>
    </style:style>
    <style:style style:name="T7" style:family="text">
      <style:text-properties style:font-name="ＭＳ Ｐゴシック1"/>
    </style:style>
    <style:style style:name="T8" style:family="text">
      <style:text-properties style:font-name="MS  Pゴシック" fo:font-size="9pt" style:font-name-asian="F" style:font-size-asian="9pt" style:font-size-complex="9pt"/>
    </style:style>
    <style:style style:name="T9" style:family="text">
      <style:text-properties style:font-name="F" fo:font-size="9pt" style:font-name-asian="F" style:font-size-asian="9pt" style:font-size-complex="9pt"/>
    </style:style>
    <style:style style:name="T10" style:family="text">
      <style:text-properties style:font-name="MS  Pゴシック" fo:font-size="9pt" style:font-size-asian="9pt" style:font-size-complex="9pt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draw:stroke="none" svg:stroke-color="#000000" draw:marker-end="Arrow" draw:fill="none" draw:fill-color="#ffffff" fo:min-height="2.7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marker-end="Arrow" draw:marker-end-width="0.199cm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86cm" fo:min-width="5.535cm" style:run-through="foreground"/>
    </style:style>
    <style:style style:name="gr6" style:family="graphic">
      <style:graphic-properties svg:stroke-color="#000000" draw:marker-end="Arrow" draw:marker-end-width="0.3cm" draw:fill="solid" draw:fill-color="#ffffff" draw:textarea-horizontal-align="justify" draw:textarea-vertical-align="middle" draw:auto-grow-height="false" fo:min-height="0.975cm" fo:min-width="5.533cm" style:run-through="foreground"/>
    </style:style>
    <style:style style:name="gr7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g text:anchor-type="paragraph" draw:z-index="39" draw:style-name="gr4"><draw:custom-shape draw:style-name="gr5" draw:text-style-name="P5" svg:width="5.536cm" svg:height="0.987cm" svg:x="9.613cm" svg:y="21.99cm"><text:p text:style-name="P5">creator.outputTag('sendPDFbutton',</text:p><text:p text:style-name="P5"><text:s/>'pdfbuttons', '#sendButtonLis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22.981cm"><text:p text:style-name="P6"><text:span text:style-name="T2">発注画面</text:span><text:span text:style-name="T2">PDF</text:span><text:span text:style-name="T2">出力ボタン</text:span></text:p><text:p text:style-name="P6"><text:span text:style-name="T2">群領域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7" draw:style-name="gr4"><draw:custom-shape draw:style-name="gr5" draw:text-style-name="P5" svg:width="5.536cm" svg:height="0.987cm" svg:x="9.613cm" svg:y="19.495cm"><text:p text:style-name="P5">creator.outputTag('editButtons',</text:p><text:p text:style-name="P5"><text:s/>'editButtons', '.buttonLis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20.486cm"><text:p text:style-name="P6"><text:span text:style-name="T2">編集ボタン群領域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5" draw:style-name="gr4"><draw:custom-shape draw:style-name="gr5" draw:text-style-name="P5" svg:width="5.536cm" svg:height="0.987cm" svg:x="9.613cm" svg:y="16.999cm"><text:p text:style-name="P5">creator.outputTag('receivedButtonlist',</text:p><text:p text:style-name="P5"><text:s/>'insertdiv', '#receivedTabConten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17.99cm"><text:p text:style-name="P6"><text:span text:style-name="T2">受注画面にボタン一覧</text:span><text:span text:style-name="T2">(</text:span><text:span text:style-name="T2">新規ボタンから</text:span></text:p><text:p text:style-name="P6"><text:span text:style-name="T2">発送指示ボタンまでを囲む</text:span><text:span text:style-name="T2">div)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3" draw:style-name="gr4"><draw:custom-shape draw:style-name="gr5" draw:text-style-name="P5" svg:width="5.536cm" svg:height="0.987cm" svg:x="9.613cm" svg:y="14.503cm"><text:p text:style-name="P5">creator.outputTag('sendButtonList',</text:p><text:p text:style-name="P5"><text:s/>'insertdiv', '#sendTabConten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15.494cm"><text:p text:style-name="P6"><text:span text:style-name="T2">発注画面にボタン一覧</text:span><text:span text:style-name="T2">(</text:span><text:span text:style-name="T2">新規ボタンから</text:span></text:p><text:p text:style-name="P6"><text:span text:style-name="T2">発送指示ボタンまでを囲む</text:span><text:span text:style-name="T2">div)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1" draw:style-name="gr4"><draw:custom-shape draw:style-name="gr5" draw:text-style-name="P5" svg:width="5.536cm" svg:height="0.987cm" svg:x="9.613cm" svg:y="12.007cm"><text:p text:style-name="P5">creator.outputTag('choice', </text:p><text:p text:style-name="P5">'choice', '#receivedTabConten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12.998cm"><text:p text:style-name="P6"><text:span text:style-name="T2">受注種別のプルダウンメニュー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9" draw:style-name="gr4"><draw:custom-shape draw:style-name="gr5" draw:text-style-name="P5" svg:width="5.536cm" svg:height="0.987cm" svg:x="9.613cm" svg:y="9.511cm"><text:p text:style-name="P5">creator.outputTag('periodarea', 'periodarea',</text:p><text:p text:style-name="P5"><text:s/>'#sendTabContent, #receivedTabConten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10.502cm"><text:p text:style-name="P6"><text:span text:style-name="T2">期間を指定する領域の</text:span><text:span text:style-name="T10">dom</text:span><text:span text:style-name="T2">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7" draw:style-name="gr4"><draw:custom-shape draw:style-name="gr5" draw:text-style-name="P5" svg:width="5.536cm" svg:height="0.987cm" svg:x="9.613cm" svg:y="7.015cm"><text:p text:style-name="P5">creator.outputTag('searcharea','searcharea', </text:p><text:p text:style-name="P5">'#sendTabContent,#receivedTabContent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8.006cm"><text:p text:style-name="P6"><text:span text:style-name="T2">検索機能領域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3" draw:style-name="gr4"><draw:custom-shape draw:style-name="gr5" draw:text-style-name="P10" svg:width="5.536cm" svg:height="0.987cm" svg:x="9.613cm" svg:y="4.519cm"><text:p text:style-name="P5"><text:span text:style-name="T7">creator.outputTag</text:span></text:p><text:p text:style-name="P5"><text:span text:style-name="T7">('mainContent', 'mainContent', '.mai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9.613cm" svg:y="5.51cm"><text:p text:style-name="P6"><text:span text:style-name="T2">コンテンツの外枠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20" draw:style-name="gr4"><draw:custom-shape draw:style-name="gr5" draw:text-style-name="P10" svg:width="5.536cm" svg:height="0.987cm" svg:x="0.494cm" svg:y="21.99cm"><text:p text:style-name="P5"><text:span text:style-name="T7">creator.outputTag</text:span></text:p><text:p text:style-name="P5"><text:span text:style-name="T7">('header', 'header', '.mai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0.494cm" svg:y="22.981cm"><text:p text:style-name="P6"><text:span text:style-name="T2">ヘッダー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8" draw:style-name="gr4"><draw:custom-shape draw:style-name="gr5" draw:text-style-name="P10" svg:width="5.536cm" svg:height="0.987cm" svg:x="0.494cm" svg:y="19.495cm"><text:p text:style-name="P5"><text:span text:style-name="T7">creator.getDomFile</text:span></text:p><text:p text:style-name="P5"><text:span text:style-name="T7">('source/template.html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0.494cm" svg:y="20.486cm"><text:p text:style-name="P6"><text:span text:style-name="T2">受発注画面に配置する</text:span><text:span text:style-name="T10">dom</text:span><text:span text:style-name="T2">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6" draw:style-name="gr4"><draw:custom-shape draw:style-name="gr5" draw:text-style-name="P10" svg:width="5.536cm" svg:height="0.987cm" svg:x="0.494cm" svg:y="16.999cm"><text:p text:style-name="P5"><text:span text:style-name="T7">creator.getJsonFile('source/order.json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0.494cm" svg:y="17.99cm"><text:p text:style-name="P6"><text:span text:style-name="T5">受発注画面の</text:span><text:span text:style-name="T6">dom</text:span><text:span text:style-name="T5">に</text:span></text:p><text:p text:style-name="P6"><text:span text:style-name="T5">配置するデータを取得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4" draw:style-name="gr4"><draw:custom-shape draw:style-name="gr5" draw:text-style-name="P10" svg:width="5.536cm" svg:height="0.987cm" svg:x="0.494cm" svg:y="14.503cm"><text:p text:style-name="P5"><text:span text:style-name="T7">javascript</text:span></text:p><text:p text:style-name="P5"><text:span text:style-name="T7">creator = new createTag(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11" svg:width="5.534cm" svg:height="0.976cm" svg:x="0.494cm" svg:y="15.494cm"><text:p text:style-name="P6"><text:span text:style-name="T8">dom</text:span><text:span text:style-name="T9">要素を作るための</text:span></text:p><text:p text:style-name="P6"><text:span text:style-name="T9">クラスをインスタンス化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2" draw:style-name="gr4"><draw:custom-shape draw:style-name="gr5" draw:text-style-name="P5" svg:width="5.536cm" svg:height="0.987cm" svg:x="1.991cm" svg:y="12.007cm"><text:p text:style-name="P5">&lt;div class="main"&gt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1.991cm" svg:y="12.998cm"><text:p text:style-name="P6"><text:span text:style-name="T5">コンテンツ領域となる</text:span><text:span text:style-name="T6">div</text:span><text:span text:style-name="T5">タグ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10" draw:style-name="gr4"><draw:custom-shape draw:style-name="gr5" draw:text-style-name="P5" svg:width="5.536cm" svg:height="0.987cm" svg:x="1.492cm" svg:y="9.511cm"><text:p text:style-name="P5">&lt;div class="page"&gt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9" svg:width="5.534cm" svg:height="0.976cm" svg:x="1.492cm" svg:y="10.502cm"><text:p text:style-name="P7"><text:span text:style-name="T4">main</text:span><text:span text:style-name="T4">以下を</text:span><text:span text:style-name="T4">page</text:span><text:span text:style-name="T4">で囲む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8" draw:style-name="gr4"><draw:custom-shape draw:style-name="gr5" draw:text-style-name="P5" svg:width="5.536cm" svg:height="0.987cm" svg:x="0.993cm" svg:y="7.015cm"><text:p text:style-name="P5">div id="container"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9" svg:width="5.534cm" svg:height="0.976cm" svg:x="0.993cm" svg:y="8.006cm"><text:p text:style-name="P6"><text:span text:style-name="T4"><text:s/></text:span><text:span text:style-name="T4">ウィンドウサイズを取得し</text:span></text:p><text:p text:style-name="P6"><text:span text:style-name="T4">それに幅を合わせ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3" draw:style-name="gr4"><draw:custom-shape draw:style-name="gr5" draw:text-style-name="P5" svg:width="5.536cm" svg:height="0.987cm" svg:x="0.494cm" svg:y="4.519cm"><text:p text:style-name="P5">body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0.494cm" svg:y="5.51cm"><text:p text:style-name="P6"><text:span text:style-name="T2">ページ全体の領域</text:span></text:p><draw:enhanced-geometry svg:viewBox="0 0 21600 21600" draw:glue-points="10800 0 0 10800 10800 21600 21600 10800" draw:type="flowchart-process" draw:enhanced-path="M 0 0 L 21600 0 21600 21600 0 21600 0 0 Z N"/></draw:custom-shape></draw:g><draw:line text:anchor-type="paragraph" draw:z-index="40" draw:style-name="gr2" draw:text-style-name="P3" svg:x1="12.402cm" svg:y1="23.957cm" svg:x2="12.402cm" svg:y2="24.486cm"><text:p/></draw:line><draw:line text:anchor-type="paragraph" draw:z-index="38" draw:style-name="gr2" draw:text-style-name="P3" svg:x1="12.402cm" svg:y1="21.461cm" svg:x2="12.402cm" svg:y2="21.99cm"><text:p/></draw:line><draw:line text:anchor-type="paragraph" draw:z-index="36" draw:style-name="gr2" draw:text-style-name="P3" svg:x1="12.402cm" svg:y1="18.965cm" svg:x2="12.402cm" svg:y2="19.494cm"><text:p/></draw:line><draw:line text:anchor-type="paragraph" draw:z-index="34" draw:style-name="gr2" draw:text-style-name="P3" svg:x1="12.402cm" svg:y1="16.469cm" svg:x2="12.402cm" svg:y2="16.998cm"><text:p/></draw:line><draw:line text:anchor-type="paragraph" draw:z-index="32" draw:style-name="gr2" draw:text-style-name="P3" svg:x1="12.402cm" svg:y1="13.974cm" svg:x2="12.402cm" svg:y2="14.503cm"><text:p/></draw:line><draw:line text:anchor-type="paragraph" draw:z-index="30" draw:style-name="gr2" draw:text-style-name="P3" svg:x1="12.402cm" svg:y1="11.478cm" svg:x2="12.402cm" svg:y2="12.007cm"><text:p/></draw:line><draw:line text:anchor-type="paragraph" draw:z-index="28" draw:style-name="gr2" draw:text-style-name="P3" svg:x1="12.402cm" svg:y1="8.982cm" svg:x2="12.402cm" svg:y2="9.511cm"><text:p/></draw:line><draw:circle text:anchor-type="paragraph" draw:z-index="26" draw:style-name="gr8" draw:text-style-name="P8" svg:width="0.503cm" svg:height="0.503cm" svg:x="12.106cm" svg:y="24.486cm"><text:p text:style-name="P4"><text:span text:style-name="T3">2</text:span></text:p></draw:circle><draw:circle text:anchor-type="paragraph" draw:z-index="25" draw:style-name="gr8" draw:text-style-name="P8" svg:width="0.503cm" svg:height="0.503cm" svg:x="12.109cm" svg:y="3.353cm"><text:p text:style-name="P4"><text:span text:style-name="T3">1</text:span></text:p></draw:circle><draw:line text:anchor-type="paragraph" draw:z-index="24" draw:style-name="gr2" draw:text-style-name="P3" svg:x1="12.402cm" svg:y1="6.486cm" svg:x2="12.402cm" svg:y2="7.015cm"><text:p/></draw:line><draw:line text:anchor-type="paragraph" draw:z-index="22" draw:style-name="gr2" draw:text-style-name="P3" svg:x1="12.402cm" svg:y1="3.856cm" svg:x2="12.402cm" svg:y2="4.519cm"><text:p/></draw:line><draw:line text:anchor-type="paragraph" draw:z-index="21" draw:style-name="gr2" draw:text-style-name="P3" svg:x1="3.283cm" svg:y1="23.957cm" svg:x2="3.283cm" svg:y2="24.486cm"><text:p/></draw:line><draw:line text:anchor-type="paragraph" draw:z-index="19" draw:style-name="gr2" draw:text-style-name="P3" svg:x1="3.283cm" svg:y1="21.461cm" svg:x2="3.283cm" svg:y2="21.99cm"><text:p/></draw:line><draw:line text:anchor-type="paragraph" draw:z-index="17" draw:style-name="gr2" draw:text-style-name="P3" svg:x1="3.283cm" svg:y1="18.965cm" svg:x2="3.283cm" svg:y2="19.494cm"><text:p/></draw:line><draw:line text:anchor-type="paragraph" draw:z-index="15" draw:style-name="gr2" draw:text-style-name="P3" svg:x1="3.283cm" svg:y1="16.469cm" svg:x2="3.283cm" svg:y2="16.998cm"><text:p/></draw:line><draw:line text:anchor-type="paragraph" draw:z-index="13" draw:style-name="gr2" draw:text-style-name="P3" svg:x1="3.283cm" svg:y1="13.974cm" svg:x2="3.283cm" svg:y2="14.503cm"><text:p/></draw:line><draw:line text:anchor-type="paragraph" draw:z-index="11" draw:style-name="gr2" draw:text-style-name="P3" svg:x1="3.283cm" svg:y1="11.478cm" svg:x2="3.283cm" svg:y2="12.007cm"><text:p/></draw:line><draw:line text:anchor-type="paragraph" draw:z-index="9" draw:style-name="gr2" draw:text-style-name="P3" svg:x1="3.283cm" svg:y1="8.982cm" svg:x2="3.283cm" svg:y2="9.511cm"><text:p/></draw:line><draw:circle text:anchor-type="paragraph" draw:z-index="7" draw:style-name="gr8" draw:text-style-name="P8" svg:width="0.503cm" svg:height="0.503cm" svg:x="2.986cm" svg:y="24.486cm"><text:p text:style-name="P4"><text:span text:style-name="T3">1</text:span></text:p></draw:circle><draw:circle text:anchor-type="paragraph" draw:z-index="6" draw:style-name="gr8" draw:text-style-name="P8" svg:width="0.503cm" svg:height="0.503cm" svg:x="2.99cm" svg:y="3.353cm"><text:p text:style-name="P4"><text:span text:style-name="T3">S</text:span></text:p></draw:circle><draw:line text:anchor-type="paragraph" draw:z-index="5" draw:style-name="gr2" draw:text-style-name="P3" svg:x1="3.283cm" svg:y1="6.486cm" svg:x2="3.283cm" svg:y2="7.015cm"><text:p/></draw:line><draw:line text:anchor-type="paragraph" draw:z-index="4" draw:style-name="gr7" draw:text-style-name="P4" svg:x1="-0.065cm" svg:y1="3.022cm" svg:x2="17.466cm" svg:y2="3.022cm"><text:p/></draw:line><draw:line text:anchor-type="paragraph" draw:z-index="2" draw:style-name="gr3" draw:text-style-name="P4" svg:x1="8.729cm" svg:y1="3.022cm" svg:x2="8.729cm" svg:y2="23.737cm"><text:p/></draw:line><draw:line text:anchor-type="paragraph" draw:z-index="1" draw:style-name="gr2" draw:text-style-name="P3" svg:x1="3.283cm" svg:y1="3.856cm" svg:x2="3.283cm" svg:y2="4.519cm"><text:p/></draw:line><draw:frame text:anchor-type="paragraph" draw:z-index="0" draw:style-name="gr1" draw:text-style-name="P2" svg:width="16.827cm" svg:height="2.745cm" svg:x="0.018cm" svg:y="0.277cm"><draw:text-box><text:p><text:span text:style-name="T1">ファイル名</text:span><text:span text:style-name="T1">:order.html</text:span><text:span text:style-name="T1"><text:tab/></text:span><text:span text:style-name="T1"><text:tab/></text:span><text:span text:style-name="T1"><text:tab/></text:span><text:span text:style-name="T1">画面名</text:span><text:span text:style-name="T1">:</text:span><text:span text:style-name="T1">発注・受注機能</text:span><text:span text:style-name="T1"><text:tab/></text:span></text:p><text:p><text:span text:style-name="T1">作成日　</text:span><text:span text:style-name="T1">2015.0506</text:span><text:span text:style-name="T1"><text:tab/></text:span><text:span text:style-name="T1">設計者　</text:span><text:span text:style-name="T1">T.Yamamoto</text:span><text:span text:style-name="T1"><text:tab/></text:span><text:span text:style-name="T1">作成者　</text:span><text:span text:style-name="T1">T.Yamamoto</text:span></text:p><text:p><text:span text:style-name="T1">概要　ボルグシステム受発注画面をクリエイトタグを用いての作成</text:span><text:span text:style-name="T1"><text:tab/></text:span></text:p><text:p><text:span text:style-name="T1"/></text:p><text:p><text:span text:style-name="T1">パラメータ</text:span></text:p></draw:text-box></draw:frame></text:p>
      <text:p text:style-name="P1"><draw:g text:anchor-type="paragraph" draw:z-index="44" draw:style-name="gr4"><draw:custom-shape draw:style-name="gr5" draw:text-style-name="P5" svg:width="5.536cm" svg:height="0.987cm" svg:x="0.494cm" svg:y="4.519cm"><text:p text:style-name="P5">creator.outputTag('sendWrapList',</text:p><text:p text:style-name="P5"><text:s/>'wrapList', '#sendTabContent')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7" svg:width="5.534cm" svg:height="0.976cm" svg:x="0.494cm" svg:y="5.51cm"><text:p text:style-name="P7"><text:span text:style-name="T2">発注テーブル領域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48" draw:style-name="gr4"><draw:custom-shape draw:style-name="gr5" draw:text-style-name="P5" svg:width="5.536cm" svg:height="0.987cm" svg:x="0.494cm" svg:y="7.015cm"><text:p text:style-name="P5">creator.outputTag('receivedWrapList',</text:p><text:p text:style-name="P5"><text:s/>'wrapList', '#receivedTabContent')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12" svg:width="5.534cm" svg:height="0.976cm" svg:x="0.494cm" svg:y="8.006cm"><text:p text:style-name="P6"><text:span text:style-name="T4">受注テーブル領域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0" draw:style-name="gr4"><draw:custom-shape draw:style-name="gr5" draw:text-style-name="P5" svg:width="5.536cm" svg:height="0.987cm" svg:x="0.494cm" svg:y="9.511cm"><text:p text:style-name="P5">tabColorChange(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13" svg:width="5.534cm" svg:height="0.976cm" svg:x="0.494cm" svg:y="10.502cm"><text:p text:style-name="P7"><text:span text:style-name="T4">タブの色をクリックするたびに変更す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2" draw:style-name="gr4"><draw:custom-shape draw:style-name="gr5" draw:text-style-name="P5" svg:width="5.536cm" svg:height="0.987cm" svg:x="0.494cm" svg:y="12.007cm"><text:p text:style-name="P5">makeGrid('sendData');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6" svg:width="5.534cm" svg:height="0.976cm" svg:x="0.494cm" svg:y="12.998cm"><text:p text:style-name="P6"><text:span text:style-name="T5">発注テーブルを作る</text:span></text:p><draw:enhanced-geometry svg:viewBox="0 0 21600 21600" draw:glue-points="10800 0 0 10800 10800 21600 21600 10800" draw:type="flowchart-process" draw:enhanced-path="M 0 0 L 21600 0 21600 21600 0 21600 0 0 Z N"/></draw:custom-shape></draw:g><draw:g text:anchor-type="paragraph" draw:z-index="54" draw:style-name="gr4"><draw:custom-shape draw:style-name="gr5" draw:text-style-name="P5" svg:width="5.536cm" svg:height="0.987cm" svg:x="0.494cm" svg:y="14.503cm"><text:p text:style-name="P5"><text:span text:style-name="T7">makeGrid('receivedData');</text:span></text:p><draw:enhanced-geometry svg:viewBox="0 0 21600 21600" draw:glue-points="10800 0 0 10800 10800 21600 21600 10800" draw:type="flowchart-process" draw:enhanced-path="M 0 0 L 21600 0 21600 21600 0 21600 0 0 Z N"/></draw:custom-shape><draw:custom-shape draw:style-name="gr6" draw:text-style-name="P14" svg:width="5.534cm" svg:height="0.976cm" svg:x="0.494cm" svg:y="15.494cm"><text:p text:style-name="P6"><text:span text:style-name="T9">受注テーブルを作る</text:span></text:p><draw:enhanced-geometry svg:viewBox="0 0 21600 21600" draw:glue-points="10800 0 0 10800 10800 21600 21600 10800" draw:type="flowchart-process" draw:enhanced-path="M 0 0 L 21600 0 21600 21600 0 21600 0 0 Z N"/></draw:custom-shape></draw:g><draw:frame text:anchor-type="paragraph" draw:z-index="41" draw:style-name="gr1" draw:text-style-name="P2" svg:width="16.827cm" svg:height="2.745cm" svg:x="0.018cm" svg:y="0.277cm"><draw:text-box><text:p><text:span text:style-name="T1">ファイル名</text:span><text:span text:style-name="T1">:order.html</text:span><text:span text:style-name="T1"><text:tab/></text:span><text:span text:style-name="T1"><text:tab/></text:span><text:span text:style-name="T1"><text:tab/></text:span><text:span text:style-name="T1">画面名</text:span><text:span text:style-name="T1">:</text:span><text:span text:style-name="T1">発注・受注機能</text:span><text:span text:style-name="T1"><text:tab/></text:span></text:p><text:p><text:span text:style-name="T1">作成日　</text:span><text:span text:style-name="T1">2015.0506</text:span><text:span text:style-name="T1"><text:tab/></text:span><text:span text:style-name="T1">設計者　</text:span><text:span text:style-name="T1">T.Yamamoto</text:span><text:span text:style-name="T1"><text:tab/></text:span><text:span text:style-name="T1">作成者　</text:span><text:span text:style-name="T1">T.Yamamoto</text:span></text:p><text:p><text:span text:style-name="T1">概要　ボルグシステム受発注画面をクリエイトタグを用いての作成</text:span><text:span text:style-name="T1"><text:tab/></text:span></text:p><text:p><text:span text:style-name="T1"/></text:p><text:p><text:span text:style-name="T1">パラメータ</text:span></text:p></draw:text-box></draw:frame><draw:line text:anchor-type="paragraph" draw:z-index="42" draw:style-name="gr2" draw:text-style-name="P3" svg:x1="3.283cm" svg:y1="3.856cm" svg:x2="3.283cm" svg:y2="4.519cm"><text:p/></draw:line><draw:line text:anchor-type="paragraph" draw:z-index="43" draw:style-name="gr3" draw:text-style-name="P4" svg:x1="8.729cm" svg:y1="3.022cm" svg:x2="8.729cm" svg:y2="23.737cm"><text:p/></draw:line><draw:line text:anchor-type="paragraph" draw:z-index="45" draw:style-name="gr7" draw:text-style-name="P4" svg:x1="-0.065cm" svg:y1="3.022cm" svg:x2="17.466cm" svg:y2="3.022cm"><text:p/></draw:line><draw:line text:anchor-type="paragraph" draw:z-index="46" draw:style-name="gr2" draw:text-style-name="P3" svg:x1="3.283cm" svg:y1="6.486cm" svg:x2="3.283cm" svg:y2="7.015cm"><text:p/></draw:line><draw:circle text:anchor-type="paragraph" draw:z-index="47" draw:style-name="gr8" draw:text-style-name="P8" svg:width="0.503cm" svg:height="0.503cm" svg:x="2.99cm" svg:y="3.353cm"><text:p text:style-name="P4"><text:span text:style-name="T3">2</text:span></text:p></draw:circle><draw:line text:anchor-type="paragraph" draw:z-index="49" draw:style-name="gr2" draw:text-style-name="P3" svg:x1="3.283cm" svg:y1="8.982cm" svg:x2="3.283cm" svg:y2="9.511cm"><text:p/></draw:line><draw:line text:anchor-type="paragraph" draw:z-index="51" draw:style-name="gr2" draw:text-style-name="P3" svg:x1="3.283cm" svg:y1="11.478cm" svg:x2="3.283cm" svg:y2="12.007cm"><text:p/></draw:line><draw:line text:anchor-type="paragraph" draw:z-index="53" draw:style-name="gr2" draw:text-style-name="P3" svg:x1="3.283cm" svg:y1="13.974cm" svg:x2="3.283cm" svg:y2="14.503cm"><text:p/></draw:line><draw:line text:anchor-type="paragraph" draw:z-index="55" draw:style-name="gr2" draw:text-style-name="P3" svg:x1="3.283cm" svg:y1="16.469cm" svg:x2="3.283cm" svg:y2="16.998cm"><text:p/></draw:line><draw:circle text:anchor-type="paragraph" draw:z-index="56" draw:style-name="gr8" draw:text-style-name="P8" svg:width="0.505cm" svg:height="0.505cm" svg:x="2.955cm" svg:y="16.979cm"><text:p text:style-name="P4"><text:span text:style-name="T3">E</text:span></text:p></draw:circl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/>
    <style:font-face style:name="Arial Unicode MS2" svg:font-family="'Arial Unicode MS'" style:font-family-generic="swiss"/>
    <style:font-face style:name="MS  Pゴシック" svg:font-family="'MS  Pゴシック'" style:font-family-generic="swiss"/>
    <style:font-face style:name="MSPゴシック" svg:font-family="MSPゴシック" style:font-family-generic="swiss"/>
    <style:font-face style:name="Monaco1" svg:font-family="Monaco" style:font-family-generic="modern" style:font-pitch="fixed"/>
    <style:font-face style:name="Arial Unicode MS1" svg:font-family="'Arial Unicode MS'" style:font-family-generic="modern" style:font-pitch="variable"/>
    <style:font-face style:name="Monaco" svg:font-family="Monaco" style:font-family-generic="modern" style:font-pitch="variable"/>
    <style:font-face style:name="ＭＳ Ｐゴシック1" svg:font-family="'ＭＳ Ｐゴシック'" style:font-family-generic="modern" style:font-pitch="variable"/>
    <style:font-face style:name="ＭＳ Ｐ明朝1" svg:font-family="'ＭＳ Ｐ明朝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MSPゴシック1" svg:font-family="MSPゴシック" style:font-family-generic="swiss" style:font-pitch="variable"/>
    <style:font-face style:name="ＭＳ Ｐゴシック" svg:font-family="'ＭＳ Ｐゴシック'" style:font-family-generic="swiss" style:font-pitch="variable"/>
    <style:font-face style:name="ＭＳ Ｐ明朝2" svg:font-family="'ＭＳ Ｐ明朝'" style:font-family-generic="swiss" style:font-pitch="variable"/>
    <style:font-face style:name="Arial Unicode MS" svg:font-family="'Arial Unicode MS'" style:font-family-generic="system" style:font-pitch="variable"/>
    <style:font-face style:name="ＭＳ Ｐゴシック2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ＭＳ Ｐ明朝" style:font-size-asian="10.5pt" style:language-asian="ja" style:country-asian="JP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ＭＳ Ｐゴシック2" style:font-family-asian="'ＭＳ Ｐゴシック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 Unicode MS2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 Unicode MS2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2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6T15:13:40.826041000</meta:creation-date>
    <dc:date>2015-05-07T22:18:08.274000000</dc:date>
    <meta:editing-duration>PT8M36S</meta:editing-duration>
    <meta:editing-cycles>2</meta:editing-cycles>
    <meta:generator>LibreOffice/4.3.5.2$Windows_x86 LibreOffice_project/3a87456aaa6a95c63eea1c1b3201acedf0751bd5</meta:generator>
    <meta:document-statistic meta:table-count="0" meta:image-count="0" meta:object-count="0" meta:page-count="2" meta:paragraph-count="0" meta:word-count="0" meta:character-count="0" meta:non-whitespace-character-count="0"/>
  </office:meta>
</office:document-meta>
</file>